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1b68f2" officeooo:paragraph-rsid="001be7e5" style:font-size-asian="8pt" style:font-size-complex="8pt"/>
    </style:style>
    <style:style style:name="P2" style:family="paragraph" style:parent-style-name="Standard">
      <style:text-properties fo:font-size="8pt" officeooo:rsid="001b68f2" officeooo:paragraph-rsid="001e96e2" style:font-size-asian="8pt" style:font-size-complex="8pt"/>
    </style:style>
    <style:style style:name="P3" style:family="paragraph" style:parent-style-name="Standard">
      <style:text-properties fo:font-size="8pt" officeooo:rsid="001b68f2" officeooo:paragraph-rsid="00207891" style:font-size-asian="8pt" style:font-size-complex="8pt"/>
    </style:style>
    <style:style style:name="P4" style:family="paragraph" style:parent-style-name="Standard">
      <style:text-properties fo:font-size="8pt" officeooo:rsid="001be7e5" officeooo:paragraph-rsid="001be7e5" style:font-size-asian="8pt" style:font-size-complex="8pt"/>
    </style:style>
    <style:style style:name="P5" style:family="paragraph" style:parent-style-name="Standard">
      <style:text-properties fo:font-size="8pt" officeooo:paragraph-rsid="001ca286" style:font-size-asian="8pt" style:font-size-complex="8pt"/>
    </style:style>
    <style:style style:name="P6" style:family="paragraph" style:parent-style-name="Standard">
      <style:text-properties fo:font-size="8pt" officeooo:rsid="00207891" officeooo:paragraph-rsid="00207891" style:font-size-asian="8pt" style:font-size-complex="8pt"/>
    </style:style>
    <style:style style:name="P7" style:family="paragraph" style:parent-style-name="Standard">
      <style:text-properties fo:font-size="8pt" officeooo:rsid="0024ea40" officeooo:paragraph-rsid="0024ea40" style:font-size-asian="8pt" style:font-size-complex="8pt"/>
    </style:style>
    <style:style style:name="P8" style:family="paragraph" style:parent-style-name="Standard">
      <style:text-properties fo:font-size="8pt" officeooo:rsid="00272ad3" officeooo:paragraph-rsid="00272ad3" style:font-size-asian="8pt" style:font-size-complex="8pt"/>
    </style:style>
    <style:style style:name="P9" style:family="paragraph" style:parent-style-name="Standard" style:list-style-name="L1">
      <style:text-properties fo:font-size="8pt" officeooo:rsid="00272ad3" officeooo:paragraph-rsid="00272ad3" style:font-size-asian="8pt" style:font-size-complex="8pt"/>
    </style:style>
    <style:style style:name="P10" style:family="paragraph" style:parent-style-name="Standard" style:list-style-name="L1">
      <style:text-properties fo:font-size="8pt" officeooo:rsid="0028e26c" officeooo:paragraph-rsid="0028e26c" style:font-size-asian="8pt" style:font-size-complex="8pt"/>
    </style:style>
    <style:style style:name="P11" style:family="paragraph" style:parent-style-name="Standard">
      <style:text-properties fo:font-size="8pt" officeooo:rsid="002ff09c" officeooo:paragraph-rsid="002ff09c" style:font-size-asian="7pt" style:font-size-complex="8pt"/>
    </style:style>
    <style:style style:name="P12" style:family="paragraph" style:parent-style-name="Standard">
      <style:text-properties fo:font-size="10pt" officeooo:rsid="00207891" officeooo:paragraph-rsid="00207891" style:font-size-asian="10pt" style:font-size-complex="10pt"/>
    </style:style>
    <style:style style:name="P13" style:family="paragraph" style:parent-style-name="Standard">
      <style:text-properties fo:font-size="10pt" officeooo:rsid="00272ad3" officeooo:paragraph-rsid="00272ad3" style:font-size-asian="10pt" style:font-size-complex="10pt"/>
    </style:style>
    <style:style style:name="P14" style:family="paragraph" style:parent-style-name="Standard">
      <style:text-properties fo:font-size="10pt" officeooo:rsid="002ff09c" officeooo:paragraph-rsid="002ff09c" style:font-size-asian="10pt" style:font-size-complex="10pt"/>
    </style:style>
    <style:style style:name="P15" style:family="paragraph" style:parent-style-name="Standard">
      <style:text-properties fo:font-size="10pt" officeooo:rsid="00332b31" officeooo:paragraph-rsid="00272ad3" style:font-size-asian="10pt" style:font-size-complex="10pt"/>
    </style:style>
    <style:style style:name="P16" style:family="paragraph" style:parent-style-name="Standard">
      <style:text-properties fo:font-size="10pt" officeooo:rsid="00366741" officeooo:paragraph-rsid="00366741" style:font-size-asian="10pt" style:font-size-complex="10pt"/>
    </style:style>
    <style:style style:name="P17" style:family="paragraph" style:parent-style-name="Standard">
      <style:text-properties officeooo:paragraph-rsid="00272ad3"/>
    </style:style>
    <style:style style:name="P18" style:family="paragraph" style:parent-style-name="Standard" style:list-style-name="L1">
      <style:text-properties officeooo:paragraph-rsid="00272ad3"/>
    </style:style>
    <style:style style:name="P19" style:family="paragraph" style:parent-style-name="Standard">
      <style:text-properties officeooo:paragraph-rsid="0028e26c"/>
    </style:style>
    <style:style style:name="P20" style:family="paragraph" style:parent-style-name="Standard">
      <style:text-properties officeooo:rsid="002d028b" officeooo:paragraph-rsid="002d028b"/>
    </style:style>
    <style:style style:name="P21" style:family="paragraph" style:parent-style-name="Standard">
      <style:text-properties officeooo:rsid="0034e4f2" officeooo:paragraph-rsid="0034e4f2"/>
    </style:style>
    <style:style style:name="P22" style:family="paragraph" style:parent-style-name="Standard">
      <style:text-properties officeooo:rsid="00366741" officeooo:paragraph-rsid="00366741"/>
    </style:style>
    <style:style style:name="P23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normal" officeooo:rsid="003680da" officeooo:paragraph-rsid="003680da"/>
    </style:style>
    <style:style style:name="P24" style:family="paragraph" style:parent-style-name="Standard">
      <style:text-properties style:font-name="Liberation Serif" officeooo:rsid="00366741" officeooo:paragraph-rsid="00366741"/>
    </style:style>
    <style:style style:name="P25" style:family="paragraph" style:parent-style-name="Standard">
      <style:text-properties style:font-name="Liberation Serif" officeooo:rsid="003680da" officeooo:paragraph-rsid="003680da"/>
    </style:style>
    <style:style style:name="P26" style:family="paragraph" style:parent-style-name="Table_20_Contents">
      <style:text-properties fo:font-size="8pt" officeooo:rsid="001e96e2" officeooo:paragraph-rsid="001e96e2" style:font-size-asian="8pt" style:font-size-complex="8pt"/>
    </style:style>
    <style:style style:name="T1" style:family="text">
      <style:text-properties officeooo:rsid="001be471"/>
    </style:style>
    <style:style style:name="T2" style:family="text">
      <style:text-properties officeooo:rsid="001be7e5"/>
    </style:style>
    <style:style style:name="T3" style:family="text">
      <style:text-properties officeooo:rsid="001ca286"/>
    </style:style>
    <style:style style:name="T4" style:family="text">
      <style:text-properties officeooo:rsid="001e96e2"/>
    </style:style>
    <style:style style:name="T5" style:family="text">
      <style:text-properties officeooo:rsid="00207891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272ad3" style:font-size-asian="8pt" style:font-size-complex="8pt"/>
    </style:style>
    <style:style style:name="T8" style:family="text">
      <style:text-properties fo:font-size="8pt" officeooo:rsid="0028e26c" style:font-size-asian="8pt" style:font-size-complex="8pt"/>
    </style:style>
    <style:style style:name="T9" style:family="text">
      <style:text-properties fo:color="#000000" officeooo:rsid="0066e7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Таблица маршрутизации</text:p>
      <text:p text:style-name="P6"/>
      <text:p text:style-name="P1">Таблица мар<text:span text:style-name="T1">ш</text:span>рутизации хранит <text:span text:style-name="T1">набор пар </text:span><text:span text:style-name="T2">меток зон размещения с привязкой к зонному правилу.</text:span></text:p>
      <text:p text:style-name="P1"/>
      <text:p text:style-name="P1"><text:span text:style-name="T2">Пример:</text:span></text:p>
      <text:p text:style-name="P1"/>
      <text:p text:style-name="P1"><text:span text:style-name="T2">Зоны размещения: alpha, sigma, internet</text:span></text:p>
      <text:p text:style-name="P3"><text:span text:style-name="T2">Зонные правила: hard, medium, soft, </text:span><text:span text:style-name="T4">alphaOut, </text:span><text:span text:style-name="T5">main</text:span><text:span text:style-name="T1"> </text:span></text:p>
      <text:p text:style-name="P1"/>
      <text:p text:style-name="P4">Hard: политика валидации по схеме, конвертация идентификаторов, <text:span text:style-name="T3">сложная проверка</text:span></text:p>
      <text:p text:style-name="P5"><text:span text:style-name="T3">Middle</text:span><text:span text:style-name="T2">: политика валидации по схеме, конвертация идентификаторов</text:span></text:p>
      <text:p text:style-name="P5"><text:span text:style-name="T3">Soft</text:span><text:span text:style-name="T2">: политика валидации по схеме</text:span></text:p>
      <text:p text:style-name="P5"/>
      <text:p text:style-name="P5"/>
      <table:table table:name="Table1" table:style-name="Table1">
        <table:table-column table:style-name="Table1.A" table:number-columns-repeated="3"/>
        <table:table-row table:style-name="TableLine93938544931072">
          <table:table-cell table:style-name="Table1.A1" office:value-type="string">
            <text:p text:style-name="P26">Исходная зона размещения</text:p>
          </table:table-cell>
          <table:table-cell table:style-name="Table1.A1" office:value-type="string">
            <text:p text:style-name="P26">Целевая зона размещения</text:p>
          </table:table-cell>
          <table:table-cell table:style-name="Table1.C1" office:value-type="string">
            <text:p text:style-name="P26">Правило</text:p>
          </table:table-cell>
        </table:table-row>
        <table:table-row table:style-name="TableLine93938544931072">
          <table:table-cell table:style-name="Table1.A2" office:value-type="string">
            <text:p text:style-name="P26">internet</text:p>
          </table:table-cell>
          <table:table-cell table:style-name="Table1.A2" office:value-type="string">
            <text:p text:style-name="P26">sigma</text:p>
          </table:table-cell>
          <table:table-cell table:style-name="Table1.C2" office:value-type="string">
            <text:p text:style-name="P26">middle</text:p>
          </table:table-cell>
        </table:table-row>
        <table:table-row table:style-name="TableLine93938544931072">
          <table:table-cell table:style-name="Table1.A2" office:value-type="string">
            <text:p text:style-name="P26">sigma</text:p>
          </table:table-cell>
          <table:table-cell table:style-name="Table1.A2" office:value-type="string">
            <text:p text:style-name="P26">sigma</text:p>
          </table:table-cell>
          <table:table-cell table:style-name="Table1.C2" office:value-type="string">
            <text:p text:style-name="P26">soft</text:p>
          </table:table-cell>
        </table:table-row>
        <table:table-row table:style-name="TableLine93938544931072">
          <table:table-cell table:style-name="Table1.A2" office:value-type="string">
            <text:p text:style-name="P26">internet</text:p>
          </table:table-cell>
          <table:table-cell table:style-name="Table1.A2" office:value-type="string">
            <text:p text:style-name="P26">alpha</text:p>
          </table:table-cell>
          <table:table-cell table:style-name="Table1.C2" office:value-type="string">
            <text:p text:style-name="P26">hard</text:p>
          </table:table-cell>
        </table:table-row>
        <table:table-row table:style-name="TableLine93938544931072">
          <table:table-cell table:style-name="Table1.A2" office:value-type="string">
            <text:p text:style-name="P26">alpha</text:p>
          </table:table-cell>
          <table:table-cell table:style-name="Table1.A2" office:value-type="string">
            <text:p text:style-name="P26">internet</text:p>
          </table:table-cell>
          <table:table-cell table:style-name="Table1.C2" office:value-type="string">
            <text:p text:style-name="P26">hard</text:p>
          </table:table-cell>
        </table:table-row>
        <table:table-row table:style-name="TableLine93938544931072">
          <table:table-cell table:style-name="Table1.A2" office:value-type="string">
            <text:p text:style-name="P26">alpha</text:p>
          </table:table-cell>
          <table:table-cell table:style-name="Table1.A2" office:value-type="string">
            <text:p text:style-name="P26">*</text:p>
          </table:table-cell>
          <table:table-cell table:style-name="Table1.C2" office:value-type="string">
            <text:p text:style-name="P2"><text:span text:style-name="T4">alphaOut</text:span></text:p>
          </table:table-cell>
        </table:table-row>
        <table:table-row table:style-name="TableLine93938544931072">
          <table:table-cell table:style-name="Table1.A2" office:value-type="string">
            <text:p text:style-name="P26">*</text:p>
          </table:table-cell>
          <table:table-cell table:style-name="Table1.A2" office:value-type="string">
            <text:p text:style-name="P26">*</text:p>
          </table:table-cell>
          <table:table-cell table:style-name="Table1.C2" office:value-type="string">
            <text:p text:style-name="P7">main</text:p>
          </table:table-cell>
        </table:table-row>
      </table:table>
      <text:p text:style-name="P5"/>
      <text:p text:style-name="P5"/>
      <text:p text:style-name="P14">Процесс взаимодействия шлюза и апима</text:p>
      <text:p text:style-name="P11"/>
      <text:p text:style-name="P11">Должно быть несколько режимов взаимодействия, как минимум pull и push.</text:p>
      <text:p text:style-name="P15"/>
      <text:p text:style-name="P13">Саморегистрация шлюза</text:p>
      <text:p text:style-name="P8"/>
      <text:p text:style-name="P17"><text:span text:style-name="T7">У шлюза должн</text:span><text:span text:style-name="T8">ы</text:span><text:span text:style-name="T7"> быть </text:span><text:span text:style-name="T8">следующие</text:span><text:span text:style-name="T7"> переменных окружения: </text:span></text:p>
      <text:list xml:id="list369471129" text:style-name="L1">
        <text:list-item>
          <text:p text:style-name="P18"><text:span text:style-name="T7">data_distributor_</text:span><text:span text:style-name="T8">registration_url</text:span><text:span text:style-name="T7"> – адрес </text:span><text:span text:style-name="T8">для регистрации шлюза в</text:span><text:span text:style-name="T7"> распределител</text:span><text:span text:style-name="T8">е</text:span><text:span text:style-name="T7"> данных</text:span></text:p>
        </text:list-item>
        <text:list-item>
          <text:p text:style-name="P9">gateway_self_address – собственный адрес шлюза по которому к нему можно обратиться снаружи. Переменная нужна на случай если шлюз скрыт за сетевыми экранами или например за OpenShift роутом.</text:p>
        </text:list-item>
        <text:list-item>
          <text:p text:style-name="P10">sharding_tag - м<text:span text:style-name="T9">аркер определяющий принадлежность шлюза к отдельной логической группе</text:span></text:p>
        </text:list-item>
      </text:list>
      <text:p text:style-name="P8"/>
      <text:p text:style-name="P19"><text:span text:style-name="T8">При старте шлюз вызывает регистрационный эндпоинт в распределителе данных, отправляя туда </text:span><text:span text:style-name="T7">gateway_self_address </text:span><text:span text:style-name="T8">и sharding_tag.</text:span></text:p>
      <text:p text:style-name="P20"><text:span text:style-name="T8">Р</text:span><text:span text:style-name="T6">аспределитель сохраняет данные в мапу по ключу <text:s/></text:span><text:span text:style-name="T8">sharding_tag, </text:span><text:span text:style-name="T6">по которому может быть несколько адресов.</text:span></text:p>
      <text:p text:style-name="P20"><text:span text:style-name="T6"/></text:p>
      <text:p text:style-name="P21"><text:span text:style-name="T6">Пример мапы:</text:span></text:p>
      <text:p text:style-name="P21"><text:span text:style-name="T6"/></text:p>
      <text:p text:style-name="P21"><text:span text:style-name="T6">shard1</text:span></text:p>
      <text:p text:style-name="P21"><text:span text:style-name="T6"><text:s text:c="4"/>|---- </text:span><text:a xlink:type="simple" xlink:href="https://address1/" text:style-name="Internet_20_link" text:visited-style-name="Visited_20_Internet_20_Link"><text:span text:style-name="T6">https://address1</text:span></text:a></text:p>
      <text:p text:style-name="P21"><text:span text:style-name="T6"><text:s text:c="4"/>|---- </text:span><text:a xlink:type="simple" xlink:href="https://address2/" text:style-name="Internet_20_link" text:visited-style-name="Visited_20_Internet_20_Link"><text:span text:style-name="T6">https://address2</text:span></text:a></text:p>
      <text:p text:style-name="P21"><text:span text:style-name="T6">shard2</text:span></text:p>
      <text:p text:style-name="P21"><text:span text:style-name="T6"><text:s text:c="4"/>|---- </text:span><text:a xlink:type="simple" xlink:href="https://address1/" text:style-name="Internet_20_link" text:visited-style-name="Visited_20_Internet_20_Link"><text:span text:style-name="T6">https://address1</text:span></text:a></text:p>
      <text:p text:style-name="P21"><text:span text:style-name="T6"><text:s text:c="4"/>|---- </text:span><text:a xlink:type="simple" xlink:href="https://address1/" text:style-name="Internet_20_link" text:visited-style-name="Visited_20_Internet_20_Link"><text:span text:style-name="T6">https://address</text:span></text:a><text:span text:style-name="T6">2</text:span></text:p>
      <text:p text:style-name="P21"><text:span text:style-name="T6"><text:s text:c="4"/>|---- </text:span><text:a xlink:type="simple" xlink:href="https://address3/" text:style-name="Internet_20_link" text:visited-style-name="Visited_20_Internet_20_Link"><text:span text:style-name="T6">https://address3</text:span></text:a></text:p>
      <text:p text:style-name="P21"><text:span text:style-name="T6"/></text:p>
      <text:p text:style-name="P21"><text:span text:style-name="T6"/></text:p>
      <text:p text:style-name="P16">Push-режим</text:p>
      <text:p text:style-name="P22"><text:span text:style-name="T6"/></text:p>
      <text:p text:style-name="P22"><text:span text:style-name="T6">Происходит событие размещения/старта API в UI.</text:span></text:p>
      <text:p text:style-name="P24"><text:span text:style-name="T6">APIM отправляет это событие в распределитель данных.</text:span></text:p>
      <text:p text:style-name="P25"><text:span text:style-name="T6">Распределитель находит нужный сваггер в БД</text:span></text:p>
      <text:p text:style-name="P23"><text:span text:style-name="T6">Распределитель находит по шардингу из расширения сваггера адреса нужных шлюзов и загружает в них спеку.</text:span></text:p>
      <text:p text:style-name="P2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7:54:53.653688792</meta:creation-date>
    <meta:generator>LibreOffice/6.4.7.2$Linux_X86_64 LibreOffice_project/40$Build-2</meta:generator>
    <dc:date>2021-08-26T22:57:56.023168712</dc:date>
    <meta:editing-duration>P1DT2H46M7S</meta:editing-duration>
    <meta:editing-cycles>12</meta:editing-cycles>
    <meta:document-statistic meta:table-count="1" meta:image-count="0" meta:object-count="0" meta:page-count="1" meta:paragraph-count="51" meta:word-count="222" meta:character-count="1706" meta:non-whitespace-character-count="1513"/>
  </office:meta>
</office:document-meta>
</file>